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5-11-1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5-03-2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4-11-1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4-10-1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4-04-0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4-03-1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3-11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3-05-0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3-03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2-11-0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2-10-1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2-04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2-03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1-11-0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1-10-0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1-04-0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1-03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0-11-0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6572" calcext:value-type="float">
            <text:p>4.5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7156" calcext:value-type="float">
            <text:p>4.6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162" calcext:value-type="float">
            <text:p>5.3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9004" calcext:value-type="float">
            <text:p>6.5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106" calcext:value-type="float">
            <text:p>4.6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404" calcext:value-type="float">
            <text:p>6.2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0244" calcext:value-type="float">
            <text:p>5.0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2996" calcext:value-type="float">
            <text:p>5.6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8" meta:object-count="0"/>
    <meta:user-defined meta:name="AppVersion">3.0</meta:user-defined>
  </office:meta>
</office:document-meta>
</file>